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7b5" officeooo:paragraph-rsid="0005d7b5"/>
    </style:style>
    <style:style style:name="P2" style:family="paragraph" style:parent-style-name="Standard">
      <style:text-properties officeooo:rsid="0005e419" officeooo:paragraph-rsid="0005e419"/>
    </style:style>
    <style:style style:name="P3" style:family="paragraph" style:parent-style-name="Standard">
      <style:text-properties officeooo:rsid="0006e583" officeooo:paragraph-rsid="0005e419"/>
    </style:style>
    <style:style style:name="P4" style:family="paragraph" style:parent-style-name="Standard">
      <style:text-properties officeooo:rsid="0006e583" officeooo:paragraph-rsid="0006e583"/>
    </style:style>
    <style:style style:name="P5" style:family="paragraph" style:parent-style-name="Standard">
      <style:text-properties officeooo:rsid="000784ad" officeooo:paragraph-rsid="000784ad"/>
    </style:style>
    <style:style style:name="P6" style:family="paragraph" style:parent-style-name="Standard">
      <style:text-properties officeooo:rsid="0008f171" officeooo:paragraph-rsid="0008f171"/>
    </style:style>
    <style:style style:name="P7" style:family="paragraph" style:parent-style-name="Standard">
      <style:text-properties officeooo:rsid="000980fe" officeooo:paragraph-rsid="000980fe"/>
    </style:style>
    <style:style style:name="P8" style:family="paragraph" style:parent-style-name="Standard">
      <style:text-properties officeooo:rsid="000a8ae6" officeooo:paragraph-rsid="000a8ae6"/>
    </style:style>
    <style:style style:name="P9" style:family="paragraph" style:parent-style-name="Standard">
      <style:text-properties officeooo:rsid="000a8ae6" officeooo:paragraph-rsid="000bd0d0"/>
    </style:style>
    <style:style style:name="P10" style:family="paragraph" style:parent-style-name="Standard">
      <style:text-properties officeooo:rsid="000a8ae6" officeooo:paragraph-rsid="000e0a94"/>
    </style:style>
    <style:style style:name="P11" style:family="paragraph" style:parent-style-name="Standard">
      <style:text-properties officeooo:rsid="000bd0d0" officeooo:paragraph-rsid="000bd0d0"/>
    </style:style>
    <style:style style:name="P12" style:family="paragraph" style:parent-style-name="Standard">
      <style:text-properties officeooo:rsid="000e0a94" officeooo:paragraph-rsid="000e0a94"/>
    </style:style>
    <style:style style:name="P13" style:family="paragraph" style:parent-style-name="Standard">
      <style:text-properties officeooo:rsid="0010e9be" officeooo:paragraph-rsid="0010e9be"/>
    </style:style>
    <style:style style:name="P14" style:family="paragraph" style:parent-style-name="Standard">
      <style:text-properties officeooo:rsid="0012a38c" officeooo:paragraph-rsid="0012a38c"/>
    </style:style>
    <style:style style:name="P15" style:family="paragraph" style:parent-style-name="Standard">
      <style:paragraph-properties fo:break-before="page"/>
      <style:text-properties officeooo:rsid="0005d7b5" officeooo:paragraph-rsid="0005d7b5"/>
    </style:style>
    <style:style style:name="P16" style:family="paragraph" style:parent-style-name="Standard">
      <style:paragraph-properties fo:break-before="page"/>
      <style:text-properties officeooo:rsid="000a8ae6" officeooo:paragraph-rsid="000a8ae6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5d7b5"/>
    </style:style>
    <style:style style:name="T3" style:family="text">
      <style:text-properties officeooo:rsid="0005e419"/>
    </style:style>
    <style:style style:name="T4" style:family="text">
      <style:text-properties officeooo:rsid="000784ad"/>
    </style:style>
    <style:style style:name="T5" style:family="text">
      <style:text-properties officeooo:rsid="000a8ae6"/>
    </style:style>
    <style:style style:name="T6" style:family="text">
      <style:text-properties officeooo:rsid="0012a38c"/>
    </style:style>
    <style:style style:name="T7" style:family="text">
      <style:text-properties officeooo:rsid="00133c37"/>
    </style:style>
    <style:style style:name="T8" style:family="text">
      <style:text-properties officeooo:rsid="0014bafe"/>
    </style:style>
    <style:style style:name="T9" style:family="text">
      <style:text-properties officeooo:rsid="0017c0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) <text:s/><text:span text:style-name="T7">What does the term “Cc</text:span>onditional Execution” <text:span text:style-name="T7">mean?</text:span></text:p>
      <text:p text:style-name="P1"/>
      <text:p text:style-name="Standard"><text:span text:style-name="T2">Conditional execution is where the order in which statements are executed (the control flow) is split into two; the path that will be followed is determined by the truth value of a boolean expression.</text:span><text:reference-mark-start text:name="ZOTERO_ITEM CSL_CITATION {&quot;citationID&quot;:&quot;2c0v7prcov&quot;,&quot;properties&quot;:{&quot;formattedCitation&quot;:&quot;[1, p. 29]&quot;,&quot;plainCitation&quot;:&quot;[1, p. 29]&quot;},&quot;citationItems&quot;:[{&quot;id&quot;:74,&quot;uris&quot;:[&quot;http://zotero.org/users/local/AjrYTdKV/items/PSF2HUUZ&quot;],&quot;uri&quot;:[&quot;http://zotero.org/users/local/AjrYTdKV/items/PSF2HUUZ&quot;],&quot;itemData&quot;:{&quot;id&quot;:74,&quot;type&quot;:&quot;book&quot;,&quot;title&quot;:&quot;Eloquent JavaScript: a modern introduction to programming&quot;,&quot;publisher&quot;:&quot;No Starch Press&quot;,&quot;publisher-place&quot;:&quot;San Francisco&quot;,&quot;source&quot;:&quot;Open WorldCat&quot;,&quot;event-place&quot;:&quot;San Francisco&quot;,&quot;ISBN&quot;:&quot;978-1-59327-584-6&quot;,&quot;shortTitle&quot;:&quot;Eloquent JavaScript&quot;,&quot;language&quot;:&quot;English&quot;,&quot;author&quot;:[{&quot;family&quot;:&quot;Haverbeke&quot;,&quot;given&quot;:&quot;Marijn&quot;}],&quot;issued&quot;:{&quot;date-parts&quot;:[[&quot;2015&quot;]]}},&quot;locator&quot;:&quot;29&quot;}],&quot;schema&quot;:&quot;https://github.com/citation-style-language/schema/raw/master/csl-citation.json&quot;} RNDZW9EWeS7gI"/>[1, p. 29]<text:reference-mark-end text:name="ZOTERO_ITEM CSL_CITATION {&quot;citationID&quot;:&quot;2c0v7prcov&quot;,&quot;properties&quot;:{&quot;formattedCitation&quot;:&quot;[1, p. 29]&quot;,&quot;plainCitation&quot;:&quot;[1, p. 29]&quot;},&quot;citationItems&quot;:[{&quot;id&quot;:74,&quot;uris&quot;:[&quot;http://zotero.org/users/local/AjrYTdKV/items/PSF2HUUZ&quot;],&quot;uri&quot;:[&quot;http://zotero.org/users/local/AjrYTdKV/items/PSF2HUUZ&quot;],&quot;itemData&quot;:{&quot;id&quot;:74,&quot;type&quot;:&quot;book&quot;,&quot;title&quot;:&quot;Eloquent JavaScript: a modern introduction to programming&quot;,&quot;publisher&quot;:&quot;No Starch Press&quot;,&quot;publisher-place&quot;:&quot;San Francisco&quot;,&quot;source&quot;:&quot;Open WorldCat&quot;,&quot;event-place&quot;:&quot;San Francisco&quot;,&quot;ISBN&quot;:&quot;978-1-59327-584-6&quot;,&quot;shortTitle&quot;:&quot;Eloquent JavaScript&quot;,&quot;language&quot;:&quot;English&quot;,&quot;author&quot;:[{&quot;family&quot;:&quot;Haverbeke&quot;,&quot;given&quot;:&quot;Marijn&quot;}],&quot;issued&quot;:{&quot;date-parts&quot;:[[&quot;2015&quot;]]}},&quot;locator&quot;:&quot;29&quot;}],&quot;schema&quot;:&quot;https://github.com/citation-style-language/schema/raw/master/csl-citation.json&quot;} RNDZW9EWeS7gI"/></text:p>
      <text:p text:style-name="P1"/>
      <text:p text:style-name="P1">truth; <text:span text:style-name="T8">c</text:span>onditional <text:span text:style-name="T8">e</text:span>xecution</text:p>
      <text:p text:style-name="Standard"><text:span text:style-name="T2">a shrubbery; knights who say ni </text:span><text:reference-mark-start text:name="ZOTERO_ITEM CSL_CITATION {&quot;citationID&quot;:&quot;ctin8vh95&quot;,&quot;properties&quot;:{&quot;formattedCitation&quot;:&quot;[2]&quot;,&quot;plainCitation&quot;:&quot;[2]&quot;},&quot;citationItems&quot;:[{&quot;id&quot;:75,&quot;uris&quot;:[&quot;http://zotero.org/users/local/AjrYTdKV/items/SQ3HUCMR&quot;],&quot;uri&quot;:[&quot;http://zotero.org/users/local/AjrYTdKV/items/SQ3HUCMR&quot;],&quot;itemData&quot;:{&quot;id&quot;:75,&quot;type&quot;:&quot;motion_picture&quot;,&quot;title&quot;:&quot;Monty Python and the Holy Grail&quot;,&quot;genre&quot;:&quot;Adventure, Comedy, Fantasy&quot;,&quot;source&quot;:&quot;IMDb&quot;,&quot;dimensions&quot;:&quot;91 min&quot;,&quot;abstract&quot;:&quot;King Arthur and his knights embark on a low-budget search for the Grail, encountering many, very silly obstacles.&quot;,&quot;note&quot;:&quot;IMDB ID: tt0071853\nIMDB Rating: 8.3 (360,819 votes)&quot;,&quot;author&quot;:[{&quot;family&quot;:&quot;Gilliam&quot;,&quot;given&quot;:&quot;Terry&quot;},{&quot;family&quot;:&quot;Jones&quot;,&quot;given&quot;:&quot;Terry&quot;}],&quot;issued&quot;:{&quot;date-parts&quot;:[[&quot;1975&quot;,5,23]]}}}],&quot;schema&quot;:&quot;https://github.com/citation-style-language/schema/raw/master/csl-citation.json&quot;} RNDSp0TrRmt9l"/><text:span text:style-name="T2">[2]</text:span><text:reference-mark-end text:name="ZOTERO_ITEM CSL_CITATION {&quot;citationID&quot;:&quot;ctin8vh95&quot;,&quot;properties&quot;:{&quot;formattedCitation&quot;:&quot;[2]&quot;,&quot;plainCitation&quot;:&quot;[2]&quot;},&quot;citationItems&quot;:[{&quot;id&quot;:75,&quot;uris&quot;:[&quot;http://zotero.org/users/local/AjrYTdKV/items/SQ3HUCMR&quot;],&quot;uri&quot;:[&quot;http://zotero.org/users/local/AjrYTdKV/items/SQ3HUCMR&quot;],&quot;itemData&quot;:{&quot;id&quot;:75,&quot;type&quot;:&quot;motion_picture&quot;,&quot;title&quot;:&quot;Monty Python and the Holy Grail&quot;,&quot;genre&quot;:&quot;Adventure, Comedy, Fantasy&quot;,&quot;source&quot;:&quot;IMDb&quot;,&quot;dimensions&quot;:&quot;91 min&quot;,&quot;abstract&quot;:&quot;King Arthur and his knights embark on a low-budget search for the Grail, encountering many, very silly obstacles.&quot;,&quot;note&quot;:&quot;IMDB ID: tt0071853\nIMDB Rating: 8.3 (360,819 votes)&quot;,&quot;author&quot;:[{&quot;family&quot;:&quot;Gilliam&quot;,&quot;given&quot;:&quot;Terry&quot;},{&quot;family&quot;:&quot;Jones&quot;,&quot;given&quot;:&quot;Terry&quot;}],&quot;issued&quot;:{&quot;date-parts&quot;:[[&quot;1975&quot;,5,23]]}}}],&quot;schema&quot;:&quot;https://github.com/citation-style-language/schema/raw/master/csl-citation.json&quot;} RNDSp0TrRmt9l"/></text:p>
      <text:p text:style-name="P1"/>
      <text:p text:style-name="P1">2) <text:s/>For a single if/else pair how many code paths does it have?</text:p>
      <text:p text:style-name="P1"/>
      <text:p text:style-name="Standard"><text:span text:style-name="T3">A single if/else pair has two code paths. </text:span><text:reference-mark-start text:name="ZOTERO_ITEM CSL_CITATION {&quot;citationID&quot;:&quot;hpg4semp5&quot;,&quot;properties&quot;:{&quot;formattedCitation&quot;:&quot;[1, p. 29]&quot;,&quot;plainCitation&quot;:&quot;[1, p. 29]&quot;},&quot;citationItems&quot;:[{&quot;id&quot;:74,&quot;uris&quot;:[&quot;http://zotero.org/users/local/AjrYTdKV/items/PSF2HUUZ&quot;],&quot;uri&quot;:[&quot;http://zotero.org/users/local/AjrYTdKV/items/PSF2HUUZ&quot;],&quot;itemData&quot;:{&quot;id&quot;:74,&quot;type&quot;:&quot;book&quot;,&quot;title&quot;:&quot;Eloquent JavaScript: a modern introduction to programming&quot;,&quot;publisher&quot;:&quot;No Starch Press&quot;,&quot;publisher-place&quot;:&quot;San Francisco&quot;,&quot;source&quot;:&quot;Open WorldCat&quot;,&quot;event-place&quot;:&quot;San Francisco&quot;,&quot;ISBN&quot;:&quot;978-1-59327-584-6&quot;,&quot;shortTitle&quot;:&quot;Eloquent JavaScript&quot;,&quot;language&quot;:&quot;English&quot;,&quot;author&quot;:[{&quot;family&quot;:&quot;Haverbeke&quot;,&quot;given&quot;:&quot;Marijn&quot;}],&quot;issued&quot;:{&quot;date-parts&quot;:[[&quot;2015&quot;]]}},&quot;locator&quot;:&quot;29&quot;}],&quot;schema&quot;:&quot;https://github.com/citation-style-language/schema/raw/master/csl-citation.json&quot;} RNDoKddr5P0dx"/>[1, p. 29]<text:reference-mark-end text:name="ZOTERO_ITEM CSL_CITATION {&quot;citationID&quot;:&quot;hpg4semp5&quot;,&quot;properties&quot;:{&quot;formattedCitation&quot;:&quot;[1, p. 29]&quot;,&quot;plainCitation&quot;:&quot;[1, p. 29]&quot;},&quot;citationItems&quot;:[{&quot;id&quot;:74,&quot;uris&quot;:[&quot;http://zotero.org/users/local/AjrYTdKV/items/PSF2HUUZ&quot;],&quot;uri&quot;:[&quot;http://zotero.org/users/local/AjrYTdKV/items/PSF2HUUZ&quot;],&quot;itemData&quot;:{&quot;id&quot;:74,&quot;type&quot;:&quot;book&quot;,&quot;title&quot;:&quot;Eloquent JavaScript: a modern introduction to programming&quot;,&quot;publisher&quot;:&quot;No Starch Press&quot;,&quot;publisher-place&quot;:&quot;San Francisco&quot;,&quot;source&quot;:&quot;Open WorldCat&quot;,&quot;event-place&quot;:&quot;San Francisco&quot;,&quot;ISBN&quot;:&quot;978-1-59327-584-6&quot;,&quot;shortTitle&quot;:&quot;Eloquent JavaScript&quot;,&quot;language&quot;:&quot;English&quot;,&quot;author&quot;:[{&quot;family&quot;:&quot;Haverbeke&quot;,&quot;given&quot;:&quot;Marijn&quot;}],&quot;issued&quot;:{&quot;date-parts&quot;:[[&quot;2015&quot;]]}},&quot;locator&quot;:&quot;29&quot;}],&quot;schema&quot;:&quot;https://github.com/citation-style-language/schema/raw/master/csl-citation.json&quot;} RNDoKddr5P0dx"/></text:p>
      <text:p text:style-name="P1"/>
      <text:p text:style-name="P2">3) <text:s/>What does the command prompt do, and how do you use it?</text:p>
      <text:p text:style-name="P2"/>
      <text:p text:style-name="P4">The command prompt triggers a dialog window that includes a question, a text box, a Cancel button, and an OK button. </text:p>
      <text:p text:style-name="P4"/>
      <text:p text:style-name="P4">If <text:span text:style-name="T8">the user</text:span> press OK, any characters that were put into the text box are returned as a string. <text:span text:style-name="T8">e.g.</text:span></text:p>
      <text:p text:style-name="P3"/>
      <text:p text:style-name="P4">&lt;hello&gt;</text:p>
      <text:p text:style-name="P4">OK</text:p>
      <text:p text:style-name="P4">//-&gt;”hello”</text:p>
      <text:p text:style-name="P3"/>
      <text:p text:style-name="P4">&lt;1&gt;</text:p>
      <text:p text:style-name="P4">OK</text:p>
      <text:p text:style-name="P4">//-&gt;”1”</text:p>
      <text:p text:style-name="P3"/>
      <text:p text:style-name="P4">&lt;&gt;</text:p>
      <text:p text:style-name="P4">OK</text:p>
      <text:p text:style-name="P4">//-&gt; “” </text:p>
      <text:p text:style-name="P4"/>
      <text:p text:style-name="P4">If you press Cancel, prompt returs a null value. <text:s/><text:span text:style-name="T8">e.g.</text:span></text:p>
      <text:p text:style-name="P4"/>
      <text:p text:style-name="P4">&lt;hello&gt;</text:p>
      <text:p text:style-name="P4">Cancel</text:p>
      <text:p text:style-name="P4">// -&gt;null</text:p>
      <text:p text:style-name="P4"/>
      <text:p text:style-name="P4">&lt;1&gt;</text:p>
      <text:p text:style-name="P4">Cancel</text:p>
      <text:p text:style-name="P4">//-&gt;”1”</text:p>
      <text:p text:style-name="P4"/>
      <text:p text:style-name="P4">&lt;&gt;</text:p>
      <text:p text:style-name="P4">Cancel</text:p>
      <text:p text:style-name="P4">//-&gt;null</text:p>
      <text:p text:style-name="P4"><text:s/></text:p>
      <text:p text:style-name="P4">Using </text:p>
      <text:p text:style-name="P5"><text:soft-page-break/>To use prompt use the following form below. </text:p>
      <text:p text:style-name="P3"/>
      <text:p text:style-name="Standard"><text:span text:style-name="T4">window.prompt(“Some kind of inquiry”);</text:span><text:reference-mark-start text:name="ZOTERO_ITEM CSL_CITATION {&quot;citationID&quot;:&quot;1mgohnvpou&quot;,&quot;properties&quot;:{&quot;formattedCitation&quot;:&quot;[3]&quot;,&quot;plainCitation&quot;:&quot;[3]&quot;},&quot;citationItems&quot;:[{&quot;id&quot;:77,&quot;uris&quot;:[&quot;http://zotero.org/users/local/AjrYTdKV/items/MUHEWUKT&quot;],&quot;uri&quot;:[&quot;http://zotero.org/users/local/AjrYTdKV/items/MUHEWUKT&quot;],&quot;itemData&quot;:{&quot;id&quot;:77,&quot;type&quot;:&quot;webpage&quot;,&quot;title&quot;:&quot;JavaScript Popup Boxes&quot;,&quot;URL&quot;:&quot;http://www.w3schools.com/js/js_popup.asp&quot;,&quot;accessed&quot;:{&quot;date-parts&quot;:[[&quot;2016&quot;,1,31]],&quot;season&quot;:&quot;T11:52:00Z&quot;}}}],&quot;schema&quot;:&quot;https://github.com/citation-style-language/schema/raw/master/csl-citation.json&quot;} RNDKIYILlkgTb"/>[3]<text:reference-mark-end text:name="ZOTERO_ITEM CSL_CITATION {&quot;citationID&quot;:&quot;1mgohnvpou&quot;,&quot;properties&quot;:{&quot;formattedCitation&quot;:&quot;[3]&quot;,&quot;plainCitation&quot;:&quot;[3]&quot;},&quot;citationItems&quot;:[{&quot;id&quot;:77,&quot;uris&quot;:[&quot;http://zotero.org/users/local/AjrYTdKV/items/MUHEWUKT&quot;],&quot;uri&quot;:[&quot;http://zotero.org/users/local/AjrYTdKV/items/MUHEWUKT&quot;],&quot;itemData&quot;:{&quot;id&quot;:77,&quot;type&quot;:&quot;webpage&quot;,&quot;title&quot;:&quot;JavaScript Popup Boxes&quot;,&quot;URL&quot;:&quot;http://www.w3schools.com/js/js_popup.asp&quot;,&quot;accessed&quot;:{&quot;date-parts&quot;:[[&quot;2016&quot;,1,31]],&quot;season&quot;:&quot;T11:52:00Z&quot;}}}],&quot;schema&quot;:&quot;https://github.com/citation-style-language/schema/raw/master/csl-citation.json&quot;} RNDKIYILlkgTb"/></text:p>
      <text:p text:style-name="P4"/>
      <text:p text:style-name="P5">4) <text:s/>What is the purpose of the isNaN command?</text:p>
      <text:p text:style-name="P5"/>
      <text:p text:style-name="Standard"><text:span text:style-name="T4">The isNaN command is used to identify when a value is the special number type: not a number (NaN). This is useful because NaN, unlike all other values in JavaScript, is not equal to itself.</text:span><text:reference-mark-start text:name="ZOTERO_ITEM CSL_CITATION {&quot;citationID&quot;:&quot;17g2b327bq&quot;,&quot;properties&quot;:{&quot;formattedCitation&quot;:&quot;[1, p. 17]&quot;,&quot;plainCitation&quot;:&quot;[1, p. 17]&quot;},&quot;citationItems&quot;:[{&quot;id&quot;:74,&quot;uris&quot;:[&quot;http://zotero.org/users/local/AjrYTdKV/items/PSF2HUUZ&quot;],&quot;uri&quot;:[&quot;http://zotero.org/users/local/AjrYTdKV/items/PSF2HUUZ&quot;],&quot;itemData&quot;:{&quot;id&quot;:74,&quot;type&quot;:&quot;book&quot;,&quot;title&quot;:&quot;Eloquent JavaScript: a modern introduction to programming&quot;,&quot;publisher&quot;:&quot;No Starch Press&quot;,&quot;publisher-place&quot;:&quot;San Francisco&quot;,&quot;source&quot;:&quot;Open WorldCat&quot;,&quot;event-place&quot;:&quot;San Francisco&quot;,&quot;ISBN&quot;:&quot;978-1-59327-584-6&quot;,&quot;shortTitle&quot;:&quot;Eloquent JavaScript&quot;,&quot;language&quot;:&quot;English&quot;,&quot;author&quot;:[{&quot;family&quot;:&quot;Haverbeke&quot;,&quot;given&quot;:&quot;Marijn&quot;}],&quot;issued&quot;:{&quot;date-parts&quot;:[[&quot;2015&quot;]]}},&quot;locator&quot;:&quot;17&quot;}],&quot;schema&quot;:&quot;https://github.com/citation-style-language/schema/raw/master/csl-citation.json&quot;} RNDKcnRJQUjMS"/>[1, p. 17]<text:reference-mark-end text:name="ZOTERO_ITEM CSL_CITATION {&quot;citationID&quot;:&quot;17g2b327bq&quot;,&quot;properties&quot;:{&quot;formattedCitation&quot;:&quot;[1, p. 17]&quot;,&quot;plainCitation&quot;:&quot;[1, p. 17]&quot;},&quot;citationItems&quot;:[{&quot;id&quot;:74,&quot;uris&quot;:[&quot;http://zotero.org/users/local/AjrYTdKV/items/PSF2HUUZ&quot;],&quot;uri&quot;:[&quot;http://zotero.org/users/local/AjrYTdKV/items/PSF2HUUZ&quot;],&quot;itemData&quot;:{&quot;id&quot;:74,&quot;type&quot;:&quot;book&quot;,&quot;title&quot;:&quot;Eloquent JavaScript: a modern introduction to programming&quot;,&quot;publisher&quot;:&quot;No Starch Press&quot;,&quot;publisher-place&quot;:&quot;San Francisco&quot;,&quot;source&quot;:&quot;Open WorldCat&quot;,&quot;event-place&quot;:&quot;San Francisco&quot;,&quot;ISBN&quot;:&quot;978-1-59327-584-6&quot;,&quot;shortTitle&quot;:&quot;Eloquent JavaScript&quot;,&quot;language&quot;:&quot;English&quot;,&quot;author&quot;:[{&quot;family&quot;:&quot;Haverbeke&quot;,&quot;given&quot;:&quot;Marijn&quot;}],&quot;issued&quot;:{&quot;date-parts&quot;:[[&quot;2015&quot;]]}},&quot;locator&quot;:&quot;17&quot;}],&quot;schema&quot;:&quot;https://github.com/citation-style-language/schema/raw/master/csl-citation.json&quot;} RNDKcnRJQUjMS"/></text:p>
      <text:p text:style-name="Standard"/>
      <text:p text:style-name="P7">5) Write a JavaScript snippet to check that</text:p>
      <text:p text:style-name="P7">• Accepts input from the user</text:p>
      <text:p text:style-name="P7">• Tries converts it to a number</text:p>
      <text:p text:style-name="P7">• Check if the user entered a number</text:p>
      <text:p text:style-name="P6"/>
      <text:p text:style-name="P7">var stuff window.prompt(“How many cookies can you eat?”);</text:p>
      <text:p text:style-name="P7">if(isNaNNumber(var) {</text:p>
      <text:p text:style-name="P7"><text:tab/>window.alert(“Please enter a number.”)</text:p>
      <text:p text:style-name="P7">}</text:p>
      <text:p text:style-name="P4"/>
      <text:p text:style-name="P8">6) For the following code block assume x,y,z exists.</text:p>
      <text:p text:style-name="P8">if(!isNaN(x) &amp;&amp; !isNaN(y) &amp;&amp; !isNaN(y) ){ </text:p>
      <text:p text:style-name="P8"><text:tab/>if(x &lt; 0){</text:p>
      <text:p text:style-name="P8"><text:tab/><text:tab/>alert("Snowbird");</text:p>
      <text:p text:style-name="P8"><text:tab/>} else if(Math.pow(x,2)+Math.pow(y,2)+Math.pow(z,2) &lt;=1){</text:p>
      <text:p text:style-name="P8"><text:tab/><text:tab/>alert("goose egg");</text:p>
      <text:p text:style-name="P8"><text:tab/>} else if(Math.pow(x,2)+Math.pow(y,2)+Math.pow(z,2) &gt;1 ){</text:p>
      <text:p text:style-name="P8"><text:tab/><text:tab/>alert("Blue Angel"); } else {</text:p>
      <text:p text:style-name="P8"><text:tab/><text:tab/>alert("Maverick"); }</text:p>
      <text:p text:style-name="P8">}</text:p>
      <text:p text:style-name="P8"/>
      <text:p text:style-name="P8">Will the line alert(“Maverick”) ever execute? Why or why not?</text:p>
      <text:p text:style-name="P8">When will the line alert(“goose egg”) execute?</text:p>
      <text:p text:style-name="P8">For a single pass of the code snippet, what is the maximum and minimum number of alert statements that will be executed.</text:p>
      <text:p text:style-name="P8"/>
      <text:p text:style-name="P8">The line alert("Maverick"); } will never run because there a power is defined for all real numbers greater than one; all other possible cases will result in other outputs. </text:p>
      <text:p text:style-name="P8"/>
      <text:p text:style-name="P8">The line alert(“goose egg”) will execute whenever the sum of the squares of the three variables is less than or equal to 1. </text:p>
      <text:p text:style-name="P8"/>
      <text:p text:style-name="P8">The minimum number of alert statements that will be executed is one.</text:p>
      <text:p text:style-name="P8"/>
      <text:p text:style-name="P8">The maximum number of alert statements that will be executed is .</text:p>
      <text:p text:style-name="P8"/>
      <text:p text:style-name="P8"/>
      <text:p text:style-name="P8"/>
      <text:p text:style-name="P16">7) What is the difference between the pages created with each code path?</text:p>
      <text:p text:style-name="P8">filename: IC7.html</text:p>
      <text:p text:style-name="P9"/>
      <text:p text:style-name="P9">&lt;!DOCTYPE html&gt; </text:p>
      <text:p text:style-name="P9">&lt;head&gt;</text:p>
      <text:p text:style-name="P8"><text:tab/>&lt;title&gt;Possible pages&lt;/title&gt;</text:p>
      <text:p text:style-name="P8"><text:tab/>&lt;meta charset="UTF-8"&gt;</text:p>
      <text:p text:style-name="P8"><text:tab/>&lt;script src="IC7.js" defer&gt;&lt;/script&gt;</text:p>
      <text:p text:style-name="P8">&lt;/head&gt;</text:p>
      <text:p text:style-name="P8">&lt;body&gt;</text:p>
      <text:p text:style-name="P8"><text:tab/>&lt;h1&gt;Nothing important&lt;/h1&gt;</text:p>
      <text:p text:style-name="P10"><text:tab/>&lt;div id="output"&gt;&lt;/div&gt; </text:p>
      <text:p text:style-name="P10">&lt;/body&gt;</text:p>
      <text:p text:style-name="P8"/>
      <text:p text:style-name="P8">filename:IC7.js</text:p>
      <text:p text:style-name="P10">var userName = prompt("What is your name?"); </text:p>
      <text:p text:style-name="P11">var output = document.getElementById("output");</text:p>
      <text:p text:style-name="P8"/>
      <text:p text:style-name="P8">if(userName &gt;= "Donald Trump"){</text:p>
      <text:p text:style-name="P8"><text:tab/>output.innerHTML = userName+":You are richer" + " than Donald Trump!";</text:p>
      <text:p text:style-name="P8">} else {</text:p>
      <text:p text:style-name="P8"><text:tab/>output.innerHTML = "No one is as rich as Donald Trump!";</text:p>
      <text:p text:style-name="P8">}</text:p>
      <text:p text:style-name="P8"/>
      <text:p text:style-name="P12">The difference between the pages created with each code path is the text message that is desplayed. In one case the text message w<text:span text:style-name="T9">ill</text:span> be the string that was entered by the user concatinated with 'You are richer than Donald Trump!'. In the ot<text:span text:style-name="T9">her</text:span> case the text message will be '<text:span text:style-name="T5">"No one is as rich as Donald Trump!"</text:span>'.</text:p>
      <text:p text:style-name="P12"/>
      <text:p text:style-name="P12"/>
      <text:p text:style-name="P16">8)Write a simple application using prompt for a local coffee company named MoonDollars and calculate the price.</text:p>
      <text:p text:style-name="P8">1) Ask the user for:</text:p>
      <text:p text:style-name="P8">1. The size of the drink</text:p>
      <text:p text:style-name="P8">a. Regular: $2.00 b. Medium: $2.50 c. Large: $3.50</text:p>
      <text:p text:style-name="P8">2. Type of coffee</text:p>
      <text:p text:style-name="P8">a. Espresso based: add $1.00 b. Drip coffee: no change</text:p>
      <text:p text:style-name="P8">c. Siphon coffee: add $2.00</text:p>
      <text:p text:style-name="P8">2) Display the coffee order and price in the body of the HTML page.</text:p>
      <text:p text:style-name="P8"/>
      <text:p text:style-name="P13"><text:span text:style-name="T6">filename: </text:span>moondollars.html</text:p>
      <text:p text:style-name="P14">&lt;!DOCTYPE html&gt;</text:p>
      <text:p text:style-name="P14">&lt;html&gt;</text:p>
      <text:p text:style-name="P14">&lt;head&gt;</text:p>
      <text:p text:style-name="P14"><text:s text:c="3"/>&lt;title&gt;Moon Dollars&lt;/title&gt;</text:p>
      <text:p text:style-name="P14"><text:s text:c="3"/>&lt;meta charset="UTF-8"&gt;</text:p>
      <text:p text:style-name="P14"><text:s text:c="3"/>&lt;script src="moondollars.js" defer&gt;&lt;/script&gt;</text:p>
      <text:p text:style-name="P14">&lt;/head&gt;</text:p>
      <text:p text:style-name="P14">&lt;body&gt;</text:p>
      <text:p text:style-name="P14"><text:s text:c="3"/>&lt;div id=coffee&gt;&lt;/div&gt;</text:p>
      <text:p text:style-name="P14">&lt;/body&gt;</text:p>
      <text:p text:style-name="P14">&lt;/html&gt;</text:p>
      <text:p text:style-name="P14"/>
      <text:p text:style-name="P14">filename: moondollars.js</text:p>
      <text:p text:style-name="P14">var coffee = document.getElementById("coffee");</text:p>
      <text:p text:style-name="P14">var size = window.prompt("Will you have a Regular, Medium, or Large coffee?");</text:p>
      <text:p text:style-name="P14">var type = window.prompt("Will you have Espresso based, "</text:p>
      <text:p text:style-name="P14"><text:s text:c="25"/>+ "Drip coffee, or Siphon coffee?");</text:p>
      <text:p text:style-name="P14">var costs; <text:s/>// the cost due to size</text:p>
      <text:p text:style-name="P14">var costt; <text:s/>// the cost due to type</text:p>
      <text:p text:style-name="P14"/>
      <text:p text:style-name="P14">if (size === "Regular") { <text:s/>// assign the costdue to size</text:p>
      <text:p text:style-name="P14"><text:s text:c="3"/>costs = 2;</text:p>
      <text:p text:style-name="P14">}</text:p>
      <text:p text:style-name="P14">if (size === "Medium") {</text:p>
      <text:p text:style-name="P14"><text:s text:c="3"/>costs = 2.5;</text:p>
      <text:p text:style-name="P14">}</text:p>
      <text:p text:style-name="P14">if (size === "Large") {</text:p>
      <text:p text:style-name="P14"><text:s text:c="3"/>costs = 3.5;</text:p>
      <text:p text:style-name="P14">} <text:s text:c="2"/></text:p>
      <text:p text:style-name="P14">if (type === "Espresso based") { <text:s/>// assign the cost due to type</text:p>
      <text:p text:style-name="P14"><text:s text:c="3"/>costt = 1;</text:p>
      <text:p text:style-name="P14">}</text:p>
      <text:p text:style-name="P14">if (type === "Drip coffee") {</text:p>
      <text:p text:style-name="P14"><text:s text:c="3"/>costt = 0;</text:p>
      <text:p text:style-name="P14">}</text:p>
      <text:p text:style-name="P14">if (type === "Siphon coffee") {</text:p>
      <text:p text:style-name="P14"><text:s text:c="3"/>costt = 2;</text:p>
      <text:p text:style-name="P14">}</text:p>
      <text:p text:style-name="P14"><text:soft-page-break/>coffee.innerHTML = "The " + size + " " + type + " costs $" + (costs + costt);</text:p>
      <text:p text:style-name="P15">Works Cited</text:p>
      <text:section text:style-name="Sect1" text:name="ZOTERO_BIBL {&quot;custom&quot;:[]} CSL_BIBLIOGRAPHY RNDkLWbmkTgbn">
        <text:p text:style-name="Bibliography_20_1">[1]<text:tab/>M. Haverbeke, <text:span text:style-name="T1">Eloquent JavaScript: a modern introduction to programming</text:span>. San Francisco: No Starch Press, 2015.</text:p>
        <text:p text:style-name="Bibliography_20_1">[2]<text:tab/>T. Gilliam and T. Jones, <text:span text:style-name="T1">Monty Python and the Holy Grail</text:span>. 1975.</text:p>
        <text:p text:style-name="Bibliography_20_1">[3]<text:tab/>“JavaScript Popup Boxes.” [Online]. Available: http://www.w3schools.com/js/js_popup.asp. [Accessed: 31-Jan-2016]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3:22:54.810190410</meta:creation-date>
    <dc:date>2016-01-31T05:14:20.433580278</dc:date>
    <meta:editing-duration>PT1H5M38S</meta:editing-duration>
    <meta:editing-cycles>14</meta:editing-cycles>
    <meta:generator>LibreOffice/5.0.3.2$Linux_X86_64 LibreOffice_project/00m0$Build-2</meta:generator>
    <meta:document-statistic meta:table-count="0" meta:image-count="0" meta:object-count="0" meta:page-count="6" meta:paragraph-count="130" meta:word-count="815" meta:character-count="4913" meta:non-whitespace-character-count="4130"/>
    <meta:user-defined meta:name="ZOTERO_PREF_1">&lt;data data-version="3" zotero-version="4.0.28"&gt;&lt;session id="hrzRMiv9"/&gt;&lt;style id="http://www.zotero.org/styles/ieee" locale="en-US" hasBibliography="1" bibliographyStyleHasBeenSet="1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